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ext_20_body">
      <style:text-properties style:font-name="Liberation Sans" fo:font-style="normal" style:font-style-asian="normal" style:font-style-complex="normal"/>
    </style:style>
    <style:style style:name="P15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6" style:family="paragraph" style:parent-style-name="Text_20_body">
      <style:text-properties officeooo:paragraph-rsid="0009b48f"/>
    </style:style>
    <style:style style:name="P17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8" style:family="paragraph" style:parent-style-name="Heading_20_2">
      <style:text-properties style:font-name="Liberation Sans"/>
    </style:style>
    <style:style style:name="P19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ac823"/>
    </style:style>
    <style:style style:name="T5" style:family="text">
      <style:text-properties officeooo:rsid="000c93a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3">Étude</text:span> de <text:span text:style-name="T3">simulation</text:span></text:h>
      <text:p text:style-name="P2"/>
      <text:h text:style-name="P18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18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18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] 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simulation.date_demarrage; frm=dd/mm/yy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4"/>
      <text:h text:style-name="P18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5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5"/>
      <text:h text:style-name="P19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3">[simulation.leaser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 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0">[<text:span text:style-name="T4">simulation.numero_accord;]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05T16:51:32.655121994</dc:date>
    <dc:creator>Geoffrey Girard</dc:creator>
    <meta:editing-duration>PT2H17M2S</meta:editing-duration>
    <meta:editing-cycles>75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6" meta:character-count="1504" meta:non-whitespace-character-count="1449"/>
  </office:meta>
</office:document-meta>
</file>